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325cm" table:align="left"/>
    </style:style>
    <style:style style:name="Tableau1.A" style:family="table-column">
      <style:table-column-properties style:column-width="5.45cm"/>
    </style:style>
    <style:style style:name="Tableau1.B" style:family="table-column">
      <style:table-column-properties style:column-width="5.424cm"/>
    </style:style>
    <style:style style:name="Tableau1.A1" style:family="table-cell">
      <style:table-cell-properties fo:padding="0.049cm" fo:border="1pt solid #000000"/>
    </style:style>
    <style:style style:name="Tableau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au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officeooo:rsid="00088e77" officeooo:paragraph-rsid="00088e77"/>
    </style:style>
    <style:style style:name="P3" style:family="paragraph" style:parent-style-name="Table_20_Contents">
      <style:paragraph-properties fo:margin-top="0cm" fo:margin-bottom="0.499cm" loext:contextual-spacing="false"/>
      <style:text-properties officeooo:rsid="0009902e" officeooo:paragraph-rsid="0009902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Calibri" fo:font-size="13pt" style:text-underline-style="none" fo:font-weight="normal" officeooo:rsid="000948ff" officeooo:paragraph-rsid="0009902e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Calibri" fo:font-size="13pt" style:text-underline-style="none" fo:font-weight="normal" officeooo:rsid="000b52fc" officeooo:paragraph-rsid="000b52fc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margin-top="0cm" fo:margin-bottom="0.499cm" loext:contextual-spacing="false"/>
      <style:text-properties officeooo:rsid="000b52fc" officeooo:paragraph-rsid="000b52fc"/>
    </style:style>
    <style:style style:name="P7" style:family="paragraph" style:parent-style-name="Standard">
      <style:paragraph-properties fo:margin-top="0cm" fo:margin-bottom="0.499cm" loext:contextual-spacing="false" fo:text-align="start" style:justify-single-word="false"/>
      <style:text-properties style:font-name="Calibri" fo:font-size="13pt" style:text-underline-style="none" fo:font-weight="normal" officeooo:rsid="000948ff" officeooo:paragraph-rsid="0009902e" style:font-size-asian="13pt" style:font-weight-asian="normal" style:font-size-complex="13pt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cm" fo:margin-bottom="0.499cm" loext:contextual-spacing="false"/>
      <style:text-properties officeooo:rsid="000b52fc" officeooo:paragraph-rsid="000b52fc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Calibri" fo:font-size="13pt" style:text-underline-style="none" fo:font-weight="normal" officeooo:rsid="000ceb25" officeooo:paragraph-rsid="000ceb25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margin-top="0cm" fo:margin-bottom="0.499cm" loext:contextual-spacing="false"/>
      <style:text-properties officeooo:rsid="000ceb25" officeooo:paragraph-rsid="000ceb25"/>
    </style:style>
    <style:style style:name="T1" style:family="text">
      <style:text-properties officeooo:rsid="000673cd"/>
    </style:style>
    <style:style style:name="T2" style:family="text">
      <style:text-properties officeooo:rsid="00095b11"/>
    </style:style>
    <style:style style:name="T3" style:family="text">
      <style:text-properties officeooo:rsid="000b52fc"/>
    </style:style>
    <style:style style:name="T4" style:family="text">
      <style:text-properties fo:color="#800000" officeooo:rsid="000ceb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rnet de bord</text:p>
      <text:p text:style-name="Text_20_body"> 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">date</text:p>
          </table:table-cell>
          <table:table-cell table:style-name="Tableau1.B1" office:value-type="string">
            <text:p text:style-name="P1">Jusqu’à aujourd’hui (16h) j’ai fait...</text:p>
          </table:table-cell>
          <table:table-cell table:style-name="Tableau1.B1" office:value-type="string">
            <text:p text:style-name="P1"><text:span text:style-name="T1">À</text:span> faire</text:p>
          </table:table-cell>
        </table:table-row>
        <table:table-row>
          <table:table-cell table:style-name="Tableau1.A2" office:value-type="string">
            <text:p text:style-name="P1">2<text:span text:style-name="T3">1</text:span>/03</text:p>
          </table:table-cell>
          <table:table-cell table:style-name="Tableau1.B2" office:value-type="string">
            <text:p text:style-name="P2">Création de la fenêtre de jeu</text:p>
            <text:p text:style-name="P2">Création de la classe balle avec ses 2 systèmes de mouvement</text:p>
            <text:p text:style-name="P2">Création de la classe obstacle</text:p>
            <text:p text:style-name="P2">Collisions balle/mur et balle/obstacles contrôlées</text:p>
            <text:p text:style-name="P2">Génération aléatoire d’un environnement avec un nombre d’obstacles défini par une variable</text:p>
            <text:p text:style-name="P3">Création aléatoire de balles multiples</text:p>
            <text:p text:style-name="P3">Interactions mutuelles des balles</text:p>
          </table:table-cell>
          <table:table-cell table:style-name="Tableau1.B2" office:value-type="string">
            <text:p text:style-name="P4">- Différentes balles avec différentes propriétés physiques</text:p>
            <text:p text:style-name="P7">- Prévisualisation de la trajectoire de la balle</text:p>
            <text:p text:style-name="P7">- Musique</text:p>
            <text:p text:style-name="P7">- Fonctions de base (recommencer, score, etc.)</text:p>
            <text:p text:style-name="P7"><text:s/>Différents modes de jeu (viser une cible, multijoueur, etc.)</text:p>
            <text:p text:style-name="P7"><text:s/><text:span text:style-name="T2">Choix de la difficulté</text:span></text:p>
          </table:table-cell>
        </table:table-row>
        <table:table-row>
          <table:table-cell table:style-name="Tableau1.A2" office:value-type="string">
            <text:p text:style-name="P6">28/03</text:p>
          </table:table-cell>
          <table:table-cell table:style-name="Tableau1.B2" office:value-type="string">
            <text:p text:style-name="P6">Réécriture du code avec des objets Pvector (les deux codes sont encore disponibles afin de permettre de changer au cas où ça aurait été une erreur) <text:span text:style-name="T4">ERREUR, CHANGEMENTS ANNULES</text:span></text:p>
            <text:p text:style-name="P6">Fonctions de base</text:p>
            <text:p text:style-name="P6">Différentes balles</text:p>
          </table:table-cell>
          <table:table-cell table:style-name="Tableau1.B2" office:value-type="string">
            <text:p text:style-name="P5">Trajectoire</text:p>
            <text:p text:style-name="P5">Musique</text:p>
            <text:p text:style-name="P5">modes de jeu</text:p>
            <text:p text:style-name="P5">difficulté</text:p>
          </table:table-cell>
        </table:table-row>
        <table:table-row>
          <table:table-cell table:style-name="Tableau1.A2" office:value-type="string">
            <text:p text:style-name="P11">04/04</text:p>
          </table:table-cell>
          <table:table-cell table:style-name="Tableau1.B2" office:value-type="string">
            <text:p text:style-name="P11">Implémentation des obstacles mouvants</text:p>
            <text:p text:style-name="P11">Adaptation pour des environnements différents (ex : <text:s/>espace)</text:p>
            <text:p text:style-name="P11">Balles avec couleurs aléatoires</text:p>
            <text:p text:style-name="P11">Reset des obstacles complet</text:p>
            <text:p text:style-name="P11"><text:soft-page-break/>Ajout et suppression de balles depuis le programme</text:p>
          </table:table-cell>
          <table:table-cell table:style-name="Tableau1.B2" office:value-type="string">
            <text:p text:style-name="P10">Trajectoire</text:p>
            <text:p text:style-name="P10">Musique</text:p>
            <text:p text:style-name="P10">Fin de l’implémentation des niveaux</text:p>
            <text:p text:style-name="P10">Difficulté</text:p>
          </table:table-cell>
        </table:table-row>
      </table:table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4:22:09.305000000</meta:creation-date>
    <meta:editing-duration>PT35M9S</meta:editing-duration>
    <meta:editing-cycles>4</meta:editing-cycles>
    <meta:generator>LibreOffice/5.1.5.2$Windows_x86 LibreOffice_project/7a864d8825610a8c07cfc3bc01dd4fce6a9447e5</meta:generator>
    <dc:date>2017-04-04T15:53:59.059000000</dc:date>
    <meta:document-statistic meta:table-count="1" meta:image-count="0" meta:object-count="0" meta:page-count="2" meta:paragraph-count="38" meta:word-count="175" meta:character-count="1173" meta:non-whitespace-character-count="1029"/>
  </office:meta>
</office:document-meta>
</file>